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>
      <style:text-properties style:font-name="Times New Roman" fo:font-size="14pt" fo:language="en" fo:country="US" officeooo:paragraph-rsid="000bcffd" style:font-size-asian="14pt" style:font-name-complex="Times New Roman1" style:font-size-complex="14pt"/>
    </style:style>
    <style:style style:name="P2" style:family="paragraph" style:parent-style-name="List_20_Paragraph" style:list-style-name="WWNum3">
      <style:text-properties officeooo:paragraph-rsid="000bcffd"/>
    </style:style>
    <style:style style:name="P3" style:family="paragraph" style:parent-style-name="Standard">
      <style:text-properties style:font-name="Times New Roman" officeooo:paragraph-rsid="00094b98" style:font-name-complex="Times New Roman1"/>
    </style:style>
    <style:style style:name="P4" style:family="paragraph" style:parent-style-name="Standard">
      <style:text-properties style:font-name="Times New Roman" officeooo:paragraph-rsid="000a614a" style:font-name-complex="Times New Roman1"/>
    </style:style>
    <style:style style:name="P5" style:family="paragraph" style:parent-style-name="Standard">
      <style:text-properties style:font-name="Times New Roman" fo:font-size="14pt" fo:font-weight="bold" officeooo:paragraph-rsid="000b1cb3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officeooo:paragraph-rsid="00094b98"/>
    </style:style>
    <style:style style:name="P7" style:family="paragraph" style:parent-style-name="Standard">
      <style:text-properties fo:language="en" fo:country="US" officeooo:paragraph-rsid="000b1cb3"/>
    </style:style>
    <style:style style:name="P8" style:family="paragraph" style:parent-style-name="Standard">
      <style:text-properties officeooo:paragraph-rsid="000bcff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94b98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a614a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b1cb3"/>
    </style:style>
    <style:style style:name="P12" style:family="paragraph" style:parent-style-name="Standard" style:master-page-name="Standard">
      <style:paragraph-properties style:page-number="auto"/>
      <style:text-properties officeooo:paragraph-rsid="000bcff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6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7" style:family="text">
      <style:text-properties fo:font-size="16pt" fo:font-weight="bold" style:font-size-asian="16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PRODUCT DEFINITION:</text:span></text:p>
      <text:p text:style-name="P8"><text:span text:style-name="T5">“ Our product ensures easy calculations , conversions on the go and can easily be used by young and old alike”</text:span></text:p>
      <text:p text:style-name="P8"><text:span text:style-name="T5">Core purpose : <text:s/>To enable easy mathematical calculations and conversions on the go . Conversions like kmph to ms , operations like addition , subtraction ,trigonometric functions and many more can be achieved in few seconds with higher precision and accuracy , unlike the manual time consuming calculations. </text:span></text:p>
      <text:p text:style-name="P8"><text:span text:style-name="T5">Target audience : Students and working professionals </text:span></text:p>
      <text:p text:style-name="P8"><text:span text:style-name="T5">Top 5 product features :</text:span></text:p>
      <text:list xml:id="list379407472" text:style-name="WWNum3">
        <text:list-item>
          <text:p text:style-name="P2"><text:span text:style-name="T5">Cost effective</text:span></text:p>
        </text:list-item>
        <text:list-item>
          <text:p text:style-name="P2"><text:span text:style-name="T5">Accurate , Reliable and effective</text:span></text:p>
        </text:list-item>
        <text:list-item>
          <text:p text:style-name="P2"><text:span text:style-name="T5">Handheld and hence can be used on the go</text:span></text:p>
        </text:list-item>
        <text:list-item>
          <text:p text:style-name="P1"><text:span text:style-name="T7">User friendly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8:18:48.964672582</meta:creation-date>
    <dc:date>2021-02-05T08:20:54.130276844</dc:date>
    <meta:editing-duration>PT2M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05" meta:character-count="623" meta:non-whitespace-character-count="527"/>
  </office:meta>
</office:document-meta>
</file>